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start-width="0.06cm" draw:marker-end-width="0.0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296cm" fo:min-width="0.046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start-width="0.06cm" draw:marker-end="Arrow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295cm" fo:min-width="0.045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objectwithoutfill">
      <style:graphic-properties draw:stroke="dash" draw:stroke-dash="Ultrafine_20_Dashed" svg:stroke-width="0.02cm" svg:stroke-color="#ff7f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svg:stroke-width="0.01cm" svg:stroke-color="#000000" draw:marker-start-width="0.235cm" draw:marker-end-width="0.235cm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2cm" svg:stroke-color="#000000" draw:marker-start="Arrow" draw:marker-start-width="0.1cm" draw:marker-end="Arrow" draw:marker-end-width="0.1cm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000000" draw:marker-start-width="0.27cm" draw:marker-end="" draw:marker-end-width="0.37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4.1cm" svg:x2="2.1cm" svg:y2="5.1cm">
          <text:p/>
        </draw:line>
        <draw:line draw:style-name="gr1" draw:text-style-name="P1" draw:layer="layout" svg:x1="1.2cm" svg:y1="4.1cm" svg:x2="2.1cm" svg:y2="5.1cm">
          <text:p/>
        </draw:line>
        <draw:custom-shape draw:style-name="gr2" draw:text-style-name="P3" draw:layer="layout" svg:width="0.8cm" svg:height="0.8cm" svg:x="1.7cm" svg:y="4.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0.9cm" svg:y1="2.9cm" svg:x2="1.2cm" svg:y2="2.8cm">
            <text:p/>
          </draw:line>
          <draw:line draw:style-name="gr1" draw:text-style-name="P1" draw:layer="layout" svg:x1="0.9cm" svg:y1="2.7cm" svg:x2="1.2cm" svg:y2="2.8cm">
            <text:p/>
          </draw:line>
          <draw:line draw:style-name="gr1" draw:text-style-name="P1" draw:layer="layout" svg:x1="0.9cm" svg:y1="2.9cm" svg:x2="1.2cm" svg:y2="3cm">
            <text:p/>
          </draw:line>
          <draw:line draw:style-name="gr1" draw:text-style-name="P1" draw:layer="layout" svg:x1="0.9cm" svg:y1="3.1cm" svg:x2="1.2cm" svg:y2="3cm">
            <text:p/>
          </draw:line>
          <draw:line draw:style-name="gr1" draw:text-style-name="P1" draw:layer="layout" svg:x1="0.9cm" svg:y1="2.7cm" svg:x2="1.2cm" svg:y2="2.6cm">
            <text:p/>
          </draw:line>
          <draw:line draw:style-name="gr1" draw:text-style-name="P1" draw:layer="layout" svg:x1="0.9cm" svg:y1="3.1cm" svg:x2="1.2cm" svg:y2="3.2cm">
            <text:p/>
          </draw:line>
          <draw:line draw:style-name="gr3" draw:text-style-name="P1" draw:layer="layout" svg:x1="0.6cm" svg:y1="3.1cm" svg:x2="1.5cm" svg:y2="2.8cm">
            <text:p/>
          </draw:line>
          <draw:line draw:style-name="gr1" draw:text-style-name="P1" draw:layer="layout" svg:x1="0.9cm" svg:y1="3.3cm" svg:x2="1.2cm" svg:y2="3.2cm">
            <text:p/>
          </draw:line>
          <draw:line draw:style-name="gr1" draw:text-style-name="P1" draw:layer="layout" svg:x1="0.9cm" svg:y1="3.3cm" svg:x2="1.2cm" svg:y2="3.2cm">
            <text:p/>
          </draw:line>
          <draw:line draw:style-name="gr1" draw:text-style-name="P1" draw:layer="layout" svg:x1="0.9cm" svg:y1="3.3cm" svg:x2="1.2cm" svg:y2="3.4cm">
            <text:p/>
          </draw:line>
          <draw:custom-shape draw:style-name="gr4" draw:text-style-name="P3" draw:layer="layout" svg:width="0.799cm" svg:height="0.799cm" svg:x="0.801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.2cm" svg:y1="3.7cm" svg:x2="1.2cm" svg:y2="3.4cm">
            <text:p/>
          </draw:line>
          <draw:g>
            <svg:title>TexMaths</svg:title>
            <svg:desc>14§display§I_1§svg§600§TRUE§</svg:desc>
            <draw:polygon draw:style-name="gr5" draw:text-style-name="P4" draw:layer="layout" svg:width="0.411cm" svg:height="0.41cm" svg:x="1cm" svg:y="3.889cm" svg:viewBox="0 0 412 411" draw:points="206,411 0,411 0,0 412,0 412,411">
              <text:p/>
            </draw:polygon>
            <draw:path draw:style-name="gr6" draw:text-style-name="P5" draw:layer="layout" svg:width="0.227cm" svg:height="0.337cm" svg:x="1.017cm" svg:y="3.888cm" svg:viewBox="0 0 228 338" svg:d="M168 38c4-18 6-22 45-22 12 0 15 0 15-10 0-6-4-6-6-6-15 0-52 1-65 1-16 0-52-1-66-1-4 0-10 0-10 10 0 6 4 6 13 6 21 0 35 0 35 9 0 2 0 3-1 8l-68 267c-4 18-5 22-44 22-12 0-16 0-16 10 0 6 6 6 8 6 13 0 50-1 64-1 15 0 51 1 67 1 3 0 9 0 9-9 0-7-4-7-15-7-9 0-11 0-21 0-10-1-12-3-12-9 0-4 1-8 2-11z">
              <text:p/>
            </draw:path>
            <draw:path draw:style-name="gr6" draw:text-style-name="P5" draw:layer="layout" svg:width="0.126cm" svg:height="0.229cm" svg:x="1.253cm" svg:y="4.07cm" svg:viewBox="0 0 127 230" svg:d="M78 10c0-10 0-10-10-10-22 21-53 22-68 22v13c8 0 31 0 50-10v177c0 11 0 16-34 16h-14v12c7 0 49-1 62-1 11 0 55 1 63 1v-12h-14c-35 0-35-5-35-16z">
              <text:p/>
            </draw:path>
          </draw:g>
          <draw:line draw:style-name="gr1" draw:text-style-name="P1" draw:layer="layout" svg:x1="1.2cm" svg:y1="2.1cm" svg:x2="1.2cm" svg:y2="2.6cm">
            <text:p/>
          </draw:line>
          <draw:path draw:style-name="gr7" draw:text-style-name="P1" draw:layer="layout" svg:width="0.58cm" svg:height="0.39cm" draw:transform="skewX (0.263719249976343) rotate (-0.518013721991918) translate (1.08545424749898cm 1.7124455565537cm)" svg:viewBox="0 0 581 391" svg:d="M0 391c455 0 581-391 581-391">
            <text:p/>
          </draw:path>
        </draw:g>
        <draw:g>
          <draw:line draw:style-name="gr1" draw:text-style-name="P1" draw:layer="layout" svg:x1="2.6cm" svg:y1="2.9cm" svg:x2="2.9cm" svg:y2="2.8cm">
            <text:p/>
          </draw:line>
          <draw:line draw:style-name="gr1" draw:text-style-name="P1" draw:layer="layout" svg:x1="2.6cm" svg:y1="2.7cm" svg:x2="2.9cm" svg:y2="2.8cm">
            <text:p/>
          </draw:line>
          <draw:line draw:style-name="gr1" draw:text-style-name="P1" draw:layer="layout" svg:x1="2.6cm" svg:y1="2.9cm" svg:x2="2.9cm" svg:y2="3cm">
            <text:p/>
          </draw:line>
          <draw:line draw:style-name="gr1" draw:text-style-name="P1" draw:layer="layout" svg:x1="2.6cm" svg:y1="3.1cm" svg:x2="2.9cm" svg:y2="3cm">
            <text:p/>
          </draw:line>
          <draw:line draw:style-name="gr1" draw:text-style-name="P1" draw:layer="layout" svg:x1="2.6cm" svg:y1="2.7cm" svg:x2="2.9cm" svg:y2="2.6cm">
            <text:p/>
          </draw:line>
          <draw:line draw:style-name="gr1" draw:text-style-name="P1" draw:layer="layout" svg:x1="2.6cm" svg:y1="3.1cm" svg:x2="2.9cm" svg:y2="3.2cm">
            <text:p/>
          </draw:line>
          <draw:line draw:style-name="gr3" draw:text-style-name="P1" draw:layer="layout" svg:x1="2.3cm" svg:y1="3.1cm" svg:x2="3.2cm" svg:y2="2.8cm">
            <text:p/>
          </draw:line>
          <draw:line draw:style-name="gr1" draw:text-style-name="P1" draw:layer="layout" svg:x1="2.6cm" svg:y1="3.3cm" svg:x2="2.9cm" svg:y2="3.2cm">
            <text:p/>
          </draw:line>
          <draw:line draw:style-name="gr1" draw:text-style-name="P1" draw:layer="layout" svg:x1="2.6cm" svg:y1="3.3cm" svg:x2="2.9cm" svg:y2="3.2cm">
            <text:p/>
          </draw:line>
          <draw:line draw:style-name="gr1" draw:text-style-name="P1" draw:layer="layout" svg:x1="2.6cm" svg:y1="3.3cm" svg:x2="2.9cm" svg:y2="3.4cm">
            <text:p/>
          </draw:line>
          <draw:custom-shape draw:style-name="gr4" draw:text-style-name="P3" draw:layer="layout" svg:width="0.799cm" svg:height="0.799cm" svg:x="2.501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.9cm" svg:y1="3.7cm" svg:x2="2.9cm" svg:y2="3.4cm">
            <text:p/>
          </draw:line>
          <draw:g>
            <svg:title>TexMaths</svg:title>
            <svg:desc>14§display§I_{n}§svg§600§TRUE§</svg:desc>
            <draw:polygon draw:style-name="gr5" draw:text-style-name="P4" draw:layer="layout" svg:width="0.458cm" svg:height="0.409cm" svg:x="2.7cm" svg:y="3.887cm" svg:viewBox="0 0 459 410" draw:points="230,410 0,410 0,0 459,0 459,410">
              <text:p/>
            </draw:polygon>
            <draw:path draw:style-name="gr6" draw:text-style-name="P5" draw:layer="layout" svg:width="0.227cm" svg:height="0.336cm" svg:x="2.717cm" svg:y="3.886cm" svg:viewBox="0 0 228 337" svg:d="M168 38c4-18 6-22 45-22 12 0 15 0 15-10 0-6-4-6-6-6-15 0-52 1-65 1-16 0-52-1-66-1-4 0-10 0-10 10 0 6 4 6 13 6 21 0 35 0 35 9 0 2 0 3-1 7l-68 267c-4 18-5 22-44 22-12 0-16 0-16 10 0 6 6 6 8 6 13 0 50-1 64-1 15 0 51 1 67 1 3 0 9 0 9-9 0-7-4-7-15-7-9 0-11 0-21 0-10-1-12-3-12-9 0-4 1-8 2-11z">
              <text:p/>
            </draw:path>
            <draw:path draw:style-name="gr6" draw:text-style-name="P5" draw:layer="layout" svg:width="0.211cm" svg:height="0.156cm" svg:x="2.932cm" svg:y="4.143cm" svg:viewBox="0 0 212 157" svg:d="M26 131c-1 4-4 13-4 14 0 8 7 12 13 12 5 0 11-5 13-8 1-4 5-15 6-21 2-7 5-23 8-32 2-8 4-15 5-23 5-15 5-17 15-32 10-13 25-31 52-31 20 0 20 17 20 24 0 21-14 59-20 73-4 10-5 14-5 19 0 18 15 31 32 31 35 0 51-48 51-54 0-5-5-5-6-5-4 0-6 3-7 7-8 27-22 42-37 42-6 0-8-5-8-13s2-12 8-28c4-11 18-47 18-67 0-33-27-39-45-39-29 0-48 18-58 31-3-23-23-31-37-31-15 0-23 11-28 19-8 12-12 32-12 34 0 4 4 4 6 4 5 0 5-1 7-10 6-20 13-37 26-37 9 0 11 7 11 17 0 7-3 19-5 29-2 9-6 23-8 30z">
              <text:p/>
            </draw:path>
          </draw:g>
          <draw:line draw:style-name="gr1" draw:text-style-name="P1" draw:layer="layout" svg:x1="2.9cm" svg:y1="2.1cm" svg:x2="2.9cm" svg:y2="2.6cm">
            <text:p/>
          </draw:line>
          <draw:path draw:style-name="gr7" draw:text-style-name="P1" draw:layer="layout" svg:width="0.58cm" svg:height="0.39cm" draw:transform="skewX (0.263719249976343) rotate (-0.518013721991918) translate (2.78545424749898cm 1.7124455565537cm)" svg:viewBox="0 0 581 391" svg:d="M0 391c455 0 581-391 581-391">
            <text:p/>
          </draw:path>
        </draw:g>
        <draw:g>
          <svg:title>TexMaths</svg:title>
          <svg:desc>14§display§\ldots§svg§600§FALSE§</svg:desc>
          <draw:polygon draw:style-name="gr8" draw:text-style-name="P6" draw:layer="layout" svg:width="0.573cm" svg:height="0.051cm" svg:x="1.834cm" svg:y="3.772cm" svg:viewBox="0 0 574 52" draw:points="287,52 0,52 0,0 574,0 574,52">
            <text:p/>
          </draw:polygon>
          <draw:path draw:style-name="gr6" draw:text-style-name="P5" draw:layer="layout" svg:width="0.053cm" svg:height="0.052cm" svg:x="1.877cm" svg:y="3.772cm" svg:viewBox="0 0 54 53" svg:d="M54 27c0-15-13-27-27-27-15 0-27 12-27 27 0 14 12 26 27 26 14 0 27-12 27-26z">
            <text:p/>
          </draw:path>
          <draw:path draw:style-name="gr6" draw:text-style-name="P5" draw:layer="layout" svg:width="0.053cm" svg:height="0.052cm" svg:x="2.095cm" svg:y="3.772cm" svg:viewBox="0 0 54 53" svg:d="M54 27c0-15-13-27-27-27-15 0-27 12-27 27 0 14 12 26 27 26 14 0 27-12 27-26z">
            <text:p/>
          </draw:path>
          <draw:path draw:style-name="gr6" draw:text-style-name="P5" draw:layer="layout" svg:width="0.053cm" svg:height="0.052cm" svg:x="2.313cm" svg:y="3.772cm" svg:viewBox="0 0 54 53" svg:d="M54 27c0-15-13-27-27-27-15 0-27 12-27 27 0 14 12 26 27 26 14 0 27-12 27-26z">
            <text:p/>
          </draw:path>
        </draw:g>
        <draw:line draw:style-name="gr9" draw:text-style-name="P1" draw:layer="layout" svg:x1="1.2cm" svg:y1="2.1cm" svg:x2="3.7cm" svg:y2="0.3cm">
          <text:p/>
        </draw:line>
        <draw:line draw:style-name="gr9" draw:text-style-name="P1" draw:layer="layout" svg:x1="2.9cm" svg:y1="2.1cm" svg:x2="5.4cm" svg:y2="0.3cm">
          <text:p/>
        </draw:line>
        <draw:line draw:style-name="gr9" draw:text-style-name="P1" draw:layer="layout" svg:x1="2.1cm" svg:y1="2.1cm" svg:x2="4.6cm" svg:y2="0.3cm">
          <text:p/>
        </draw:line>
        <draw:line draw:style-name="gr10" draw:text-style-name="P1" draw:layer="layout" svg:x1="0.5cm" svg:y1="2.1cm" svg:x2="5cm" svg:y2="2.1cm">
          <text:p/>
        </draw:line>
        <draw:g>
          <svg:title>TexMaths</svg:title>
          <svg:desc>14§display§\theta§svg§600§TRUE§</svg:desc>
          <draw:polygon draw:style-name="gr5" draw:text-style-name="P4" draw:layer="layout" svg:width="0.244cm" svg:height="0.341cm" svg:x="3.855cm" svg:y="1.607cm" svg:viewBox="0 0 245 342" draw:points="122,342 0,342 0,0 245,0 245,342">
            <text:p/>
          </draw:polygon>
          <draw:path draw:style-name="gr6" draw:text-style-name="P5" draw:layer="layout" svg:width="0.203cm" svg:height="0.353cm" svg:x="3.875cm" svg:y="1.6cm" svg:viewBox="0 0 204 354" svg:d="M204 101c0-33-9-101-60-101-68 0-144 139-144 252 0 47 15 102 59 102 70 0 145-142 145-253zM53 169c7-31 17-72 38-106 13-25 31-52 53-52 25 0 27 32 27 60 0 24-3 49-15 98zM151 185c-6 22-16 65-35 100-16 33-35 58-57 58-16 0-27-15-27-61 0-20 4-49 16-97z">
            <text:p/>
          </draw:path>
        </draw:g>
        <draw:ellipse draw:style-name="gr11" draw:text-style-name="P2" draw:layer="layout" svg:width="1.969cm" svg:height="1.346cm" svg:x="1.813cm" svg:y="1.427cm" draw:kind="arc" draw:start-angle="0" draw:end-angle="41.92">
          <text:p/>
        </draw:ellipse>
        <draw:line draw:style-name="gr12" draw:text-style-name="P2" draw:layer="layout" svg:x1="1.2cm" svg:y1="1.9cm" svg:x2="2.1cm" svg:y2="1.9cm">
          <text:p/>
        </draw:line>
        <draw:g>
          <svg:title>TexMaths</svg:title>
          <svg:desc>12§display§d§svg§600§FALSE§</svg:desc>
          <draw:polygon draw:style-name="gr8" draw:text-style-name="P6" draw:layer="layout" svg:width="0.219cm" svg:height="0.292cm" svg:x="1.596cm" svg:y="1.558cm" svg:viewBox="0 0 220 293" draw:points="110,293 0,293 0,0 220,0 220,293">
            <text:p/>
          </draw:polygon>
          <draw:path draw:style-name="gr6" draw:text-style-name="P5" draw:layer="layout" svg:width="0.201cm" svg:height="0.298cm" svg:x="1.613cm" svg:y="1.557cm" svg:viewBox="0 0 202 299" svg:d="M202 5c0-1 0-5-6-5s-46 4-54 5c-3 0-6 2-6 7 0 6 4 6 11 6 20 0 21 3 21 7l-2 9-25 100c-7-16-20-27-39-27-49 0-102 62-102 124 0 40 23 68 57 68 8 0 29-2 54-32 4 18 19 32 39 32 15 0 25-10 32-24 6-14 12-40 12-41 0-5-4-5-5-5-5 0-5 2-6 8-7 27-15 52-32 52-12 0-13-10-13-19 0-10 1-13 3-20zM113 243c-2 8-2 9-8 17-19 23-36 29-47 29-21 0-28-23-28-39 0-21 13-74 24-93 12-25 32-41 49-41 28 0 33 35 33 38 0 2-1 5-2 7z">
            <text:p/>
          </draw:path>
        </draw:g>
        <draw:g>
          <svg:title>TexMaths</svg:title>
          <svg:desc>14§display§\xi_1§svg§600§FALSE§</svg:desc>
          <draw:polygon draw:style-name="gr8" draw:text-style-name="P6" draw:layer="layout" svg:width="0.411cm" svg:height="0.436cm" svg:x="2.616cm" svg:y="0.593cm" svg:viewBox="0 0 412 437" draw:points="205,437 0,437 0,0 412,0 412,437">
            <text:p/>
          </draw:polygon>
          <draw:path draw:style-name="gr6" draw:text-style-name="P5" draw:layer="layout" svg:width="0.209cm" svg:height="0.444cm" svg:x="2.627cm" svg:y="0.591cm" svg:viewBox="0 0 210 445" svg:d="M65 193c-54 36-65 82-65 100 0 23 13 38 15 39 15 17 20 18 57 32l59 23c8 3 18 6 18 21 0 11-9 27-24 27-22 0-39-12-44-17-2-1-4-2-5-2-4 0-5 3-5 5 0 6 27 24 54 24 31 0 51-28 51-53 0-23-18-32-23-34-7-3-24-9-31-12-10-4-20-7-30-11l-29-12c-23-9-37-24-37-44s19-64 60-84c18 7 33 7 44 7 15 0 46 0 46-16 0-12-21-13-40-13-9 0-24 0-43 5-12-12-14-29-14-38 0-28 18-65 55-84 9 11 20 11 32 11s44 0 44-15c0-13-23-14-42-14-6 0-18 0-31 3-1-4-2-7-2-16 0-7 2-17 2-18 0-5-2-7-6-7-9 0-9 22-9 25 0 9 4 16 4 19-53 14-87 54-87 92 0 18 9 39 33 52zM145 52c8-3 19-3 25-3 16 0 17 0 26 4-3 1-9 3-30 3-9 0-16 0-21-4zM107 186c11-2 22-2 28-2 18 0 19 0 28 2-4 2-9 5-32 5-11 0-15 0-24-5z">
            <text:p/>
          </draw:path>
          <draw:path draw:style-name="gr6" draw:text-style-name="P5" draw:layer="layout" svg:width="0.126cm" svg:height="0.229cm" svg:x="2.869cm" svg:y="0.779cm" svg:viewBox="0 0 127 230" svg:d="M79 10c0-10-2-10-11-10-22 21-53 22-68 22v13c8 0 31 0 51-10v177c0 11 0 15-35 15h-14v13c7 0 50-1 62-1 11 0 55 1 63 1v-13h-14c-34 0-34-4-34-15z">
            <text:p/>
          </draw:path>
        </draw:g>
        <draw:g>
          <svg:title>TexMaths</svg:title>
          <svg:desc>14§display§\xi_n§svg§600§FALSE§</svg:desc>
          <draw:polygon draw:style-name="gr8" draw:text-style-name="P6" draw:layer="layout" svg:width="0.457cm" svg:height="0.436cm" svg:x="4.414cm" svg:y="0.596cm" svg:viewBox="0 0 458 437" draw:points="228,437 0,437 0,0 458,0 458,437">
            <text:p/>
          </draw:polygon>
          <draw:path draw:style-name="gr6" draw:text-style-name="P5" draw:layer="layout" svg:width="0.208cm" svg:height="0.444cm" svg:x="4.425cm" svg:y="0.594cm" svg:viewBox="0 0 209 445" svg:d="M65 193c-54 36-65 82-65 100 0 23 13 38 15 39 15 17 20 18 57 32l59 23c8 3 18 6 18 21 0 11-9 27-25 27-21 0-38-12-43-17-3-1-4-2-5-2-4 0-5 3-5 5 0 6 26 24 53 24 32 0 52-28 52-53 0-23-18-32-24-34-6-3-23-9-30-12-10-4-20-7-30-11l-29-12c-23-9-37-24-37-44s19-64 60-84c18 7 33 7 44 7 14 0 46 0 46-16 0-12-21-13-41-13-8 0-23 0-42 5-12-12-15-29-15-38 0-28 18-65 55-84 9 11 20 11 33 11 12 0 43 0 43-15 0-13-22-14-41-14-7 0-18 0-31 3-2-4-3-7-3-16 0-7 3-17 3-18 0-5-3-7-6-7-9 0-9 22-9 25 0 9 3 16 3 19-52 14-86 54-86 92 0 18 9 39 33 52zM144 52c8-3 19-3 25-3 17 0 18 0 27 4-3 1-9 3-30 3-9 0-16 0-22-4zM106 186c12-2 23-2 28-2 18 0 19 0 28 2-3 2-9 5-31 5-11 0-16 0-25-5z">
            <text:p/>
          </draw:path>
          <draw:path draw:style-name="gr6" draw:text-style-name="P5" draw:layer="layout" svg:width="0.211cm" svg:height="0.156cm" svg:x="4.645cm" svg:y="0.859cm" svg:viewBox="0 0 212 157" svg:d="M26 131c-1 5-4 14-4 15 0 8 7 11 13 11 5 0 11-5 13-8 1-3 5-14 6-21 2-7 5-23 8-32 2-7 4-15 5-23 5-15 5-17 15-32 10-13 26-31 52-31 21 0 21 17 21 24 0 21-15 59-21 74-4 10-5 13-5 19 0 18 15 30 32 30 35 0 51-48 51-54 0-4-5-4-6-4-4 0-6 2-7 6-8 27-22 42-37 42-6 0-7-5-7-12 0-8 1-13 7-29 4-11 18-47 18-67 0-33-27-39-45-39-29 0-48 18-58 31-3-23-23-31-37-31-15 0-23 11-28 19-8 12-12 33-12 34 0 4 4 4 6 4 5 0 5-1 7-10 6-20 13-37 26-37 9 0 11 7 11 17 0 7-3 19-5 29-2 9-6 24-8 30z">
            <text:p/>
          </draw:path>
        </draw:g>
        <draw:g>
          <svg:title>TexMaths</svg:title>
          <svg:desc>14§display§\ldots
§svg§600§TRUE§</svg:desc>
          <draw:polygon draw:style-name="gr5" draw:text-style-name="P4" draw:layer="layout" svg:width="0.573cm" svg:height="0.051cm" svg:x="3.5cm" svg:y="0.947cm" svg:viewBox="0 0 574 52" draw:points="287,52 0,52 0,0 574,0 574,52">
            <text:p/>
          </draw:polygon>
          <draw:path draw:style-name="gr6" draw:text-style-name="P5" draw:layer="layout" svg:width="0.053cm" svg:height="0.052cm" svg:x="3.543cm" svg:y="0.947cm" svg:viewBox="0 0 54 53" svg:d="M54 27c0-15-13-27-27-27-15 0-27 12-27 27 0 14 12 26 27 26 14 0 27-12 27-26z">
            <text:p/>
          </draw:path>
          <draw:path draw:style-name="gr6" draw:text-style-name="P5" draw:layer="layout" svg:width="0.053cm" svg:height="0.052cm" svg:x="3.761cm" svg:y="0.947cm" svg:viewBox="0 0 54 53" svg:d="M54 27c0-15-13-27-27-27-15 0-27 12-27 27 0 14 12 26 27 26 14 0 27-12 27-26z">
            <text:p/>
          </draw:path>
          <draw:path draw:style-name="gr6" draw:text-style-name="P5" draw:layer="layout" svg:width="0.053cm" svg:height="0.052cm" svg:x="3.979cm" svg:y="0.947cm" svg:viewBox="0 0 54 53" svg:d="M54 27c0-15-13-27-27-27-15 0-27 12-27 27 0 14 12 26 27 26 14 0 27-12 27-26z">
            <text:p/>
          </draw:path>
        </draw:g>
        <draw:line draw:style-name="gr13" draw:text-style-name="P1" draw:layer="layout" svg:x1="2.5cm" svg:y1="5.1cm" svg:x2="3.5cm" svg:y2="5.1cm">
          <text:p/>
        </draw:line>
        <draw:g>
          <svg:title>TexMaths</svg:title>
          <svg:desc>14§display§receiver§svg§600§FALSE§</svg:desc>
          <draw:polygon draw:style-name="gr8" draw:text-style-name="P6" draw:layer="layout" svg:width="1.791cm" svg:height="0.324cm" svg:x="3.618cm" svg:y="4.902cm" svg:viewBox="0 0 1792 325" draw:points="896,325 0,325 0,0 1792,0 1792,325">
            <text:p/>
          </draw:polygon>
          <draw:path draw:style-name="gr6" draw:text-style-name="P5" draw:layer="layout" svg:width="0.201cm" svg:height="0.223cm" svg:x="3.633cm" svg:y="5.008cm" svg:viewBox="0 0 202 224" svg:d="M29 190c-1 7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  <draw:path draw:style-name="gr6" draw:text-style-name="P5" draw:layer="layout" svg:width="0.189cm" svg:height="0.223cm" svg:x="3.876cm" svg:y="5.008cm" svg:viewBox="0 0 190 224" svg:d="M69 104c15 0 52-1 77-11 34-14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6" draw:text-style-name="P5" draw:layer="layout" svg:width="0.192cm" svg:height="0.223cm" svg:x="4.101cm" svg:y="5.008cm" svg:viewBox="0 0 193 224" svg:d="M176 30c-8 0-15 0-23 8-7 7-9 16-9 19 0 11 9 17 20 17 14 0 28-11 28-31 0-25-24-43-60-43-66 0-132 71-132 140 0 45 29 84 81 84 70 0 112-52 112-58 0-3-4-7-6-7-3 0-3 1-7 6-39 48-93 48-99 48-31 0-44-23-44-54 0-20 10-68 27-98 14-28 42-50 69-50 17 0 36 6 43 19z">
            <text:p/>
          </draw:path>
          <draw:path draw:style-name="gr6" draw:text-style-name="P5" draw:layer="layout" svg:width="0.189cm" svg:height="0.223cm" svg:x="4.316cm" svg:y="5.008cm" svg:viewBox="0 0 190 224" svg:d="M69 104c15 0 52-1 77-11 34-14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6" draw:text-style-name="P5" draw:layer="layout" svg:width="0.13cm" svg:height="0.331cm" svg:x="4.535cm" svg:y="4.9cm" svg:viewBox="0 0 131 332" svg:d="M127 18c0-10-7-18-18-18-14 0-27 12-27 26 0 10 6 18 19 18 11 0 26-11 26-26zM88 204c7-14 7-16 12-29 4-10 6-17 6-26 0-22-15-40-41-40-46 0-65 70-65 75 0 6 4 6 6 6 5 0 5-2 7-9 14-48 34-62 51-62 4 0 12 0 12 16 0 11-3 21-5 25-4 14-26 71-34 92-6 13-11 30-11 40 0 23 17 40 40 40 47 0 65-72 65-76 0-5-4-5-6-5-5 0-5 1-7 9-9 32-26 62-51 62-9 0-12-6-12-17 0-12 3-19 14-49z">
            <text:p/>
          </draw:path>
          <draw:path draw:style-name="gr6" draw:text-style-name="P5" draw:layer="layout" svg:width="0.216cm" svg:height="0.223cm" svg:x="4.704cm" svg:y="5.008cm" svg:viewBox="0 0 217 224" svg:d="M217 35c0-27-13-35-22-35-12 0-24 12-24 24 0 6 3 10 8 14 10 10 17 24 17 42 0 20-30 133-88 133-25 0-36-17-36-43 0-28 12-63 28-105 3-8 6-15 6-25 0-22-16-40-41-40-46 0-65 72-65 76 0 5 4 5 6 5 5 0 5 0 7-9 15-50 36-61 51-61 4 0 12 0 12 16 0 12-4 26-8 35-22 57-29 79-29 101 0 53 44 61 67 61 83 0 111-163 111-189z">
            <text:p/>
          </draw:path>
          <draw:path draw:style-name="gr6" draw:text-style-name="P5" draw:layer="layout" svg:width="0.189cm" svg:height="0.223cm" svg:x="4.969cm" svg:y="5.008cm" svg:viewBox="0 0 190 224" svg:d="M69 104c15 0 52-1 77-11 34-14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6" draw:text-style-name="P5" draw:layer="layout" svg:width="0.201cm" svg:height="0.223cm" svg:x="5.188cm" svg:y="5.008cm" svg:viewBox="0 0 202 224" svg:d="M29 190c-1 7-4 19-4 21 0 9 6 13 14 13 6 0 15-4 18-13 1-2 18-70 20-79 4-16 13-51 16-65 2-5 16-29 28-40 3-3 18-16 39-16 14 0 20 6 21 6-15 2-25 14-25 27 0 8 5 18 19 18 12 0 27-12 27-29 0-18-16-33-42-33-32 0-54 25-63 38-4-22-22-38-45-38s-32 19-36 28c-9 17-16 47-16 48 0 5 4 5 6 5 5 0 5 0 9-11 7-35 17-59 35-59 9 0 16 4 16 23 0 10-2 15-8 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17:54:01.920332476</dc:date>
    <meta:editing-duration>PT49M5S</meta:editing-duration>
    <meta:editing-cycles>14</meta:editing-cycles>
    <meta:generator>LibreOffice/5.3.3.2$Linux_X86_64 LibreOffice_project/30m0$Build-2</meta:generator>
    <meta:document-statistic meta:object-count="82"/>
  </office:meta>
</office:document-meta>
</file>